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f7736" officeooo:paragraph-rsid="001f773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9bdb4" officeooo:paragraph-rsid="0029bdb4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67261" officeooo:paragraph-rsid="00267261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38e5a" officeooo:paragraph-rsid="00338e5a" style:font-size-asian="13.1000003814697pt" style:font-weight-asian="bold" style:font-size-complex="15pt" style:font-weight-complex="bold"/>
    </style:style>
    <style:style style:name="P11" style:family="paragraph" style:parent-style-name="Standard" style:list-style-name="L1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officeooo:rsid="001f7736" officeooo:paragraph-rsid="001f7736" style:font-size-asian="10.5pt" style:font-size-complex="12pt"/>
    </style:style>
    <style:style style:name="P14" style:family="paragraph" style:parent-style-name="Standard" style:list-style-name="L3">
      <style:text-properties fo:font-size="12pt" officeooo:rsid="001fe3d0" officeooo:paragraph-rsid="001fe3d0" style:font-size-asian="10.5pt" style:font-size-complex="12pt"/>
    </style:style>
    <style:style style:name="P15" style:family="paragraph" style:parent-style-name="Standard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7" style:family="paragraph" style:parent-style-name="Standard" style:list-style-name="L5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8" style:family="paragraph" style:parent-style-name="Standard" style:list-style-name="L6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text-properties fo:font-size="12pt" style:text-underline-style="none" fo:font-weight="normal" officeooo:rsid="0029bdb4" officeooo:paragraph-rsid="0029bdb4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text-properties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text-properties fo:font-size="12pt" style:text-underline-style="solid" style:text-underline-width="auto" style:text-underline-color="font-color" fo:font-weight="bold" officeooo:rsid="002b0f3a" officeooo:paragraph-rsid="002b0f3a" style:font-size-asian="10.5pt" style:font-weight-asian="bold" style:font-size-complex="12pt" style:font-weight-complex="bold"/>
    </style:style>
    <style:style style:name="P22" style:family="paragraph" style:parent-style-name="Standard" style:list-style-name="L7">
      <style:text-properties style:text-position="0% 100%"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3" style:family="paragraph" style:parent-style-name="Standard" style:list-style-name="L8">
      <style:text-properties style:text-position="0% 100%" fo:font-size="12pt" style:text-underline-style="none" fo:font-weight="normal" officeooo:rsid="0030ff79" officeooo:paragraph-rsid="0030ff79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text-position="0% 100%" fo:font-size="12pt" style:text-underline-style="none" fo:font-weight="normal" officeooo:rsid="002fedff" officeooo:paragraph-rsid="002fedff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text-position="0% 100%" fo:font-size="12pt" style:text-underline-style="none" fo:font-weight="normal" officeooo:rsid="002e6f9f" officeooo:paragraph-rsid="002e6f9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fo:font-size="12pt" style:text-underline-style="none" fo:font-weight="normal" officeooo:rsid="0033db28" officeooo:paragraph-rsid="0033db28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2cc4e6" officeooo:paragraph-rsid="002e6f9f" style:font-size-asian="10.5pt" style:font-weight-asian="bold" style:font-size-complex="12pt" style:font-weight-complex="bold"/>
    </style:style>
    <style:style style:name="P28" style:family="paragraph" style:parent-style-name="Standard" style:list-style-name="L8">
      <style:text-properties officeooo:paragraph-rsid="002e6f9f"/>
    </style:style>
    <style:style style:name="P29" style:family="paragraph" style:parent-style-name="Standard" style:list-style-name="L8">
      <style:text-properties officeooo:rsid="002fb526" officeooo:paragraph-rsid="002fb526"/>
    </style:style>
    <style:style style:name="P30" style:family="paragraph" style:parent-style-name="Standard" style:list-style-name="L9">
      <style:text-properties officeooo:rsid="002fedff" officeooo:paragraph-rsid="002fedff"/>
    </style:style>
    <style:style style:name="P31" style:family="paragraph" style:parent-style-name="Standard" style:list-style-name="L10">
      <style:paragraph-properties fo:text-align="justify" style:justify-single-word="false"/>
      <style:text-properties officeooo:paragraph-rsid="00338e5a"/>
    </style:style>
    <style:style style:name="P32" style:family="paragraph" style:parent-style-name="Standard" style:list-style-name="L10">
      <style:paragraph-properties fo:text-align="justify" style:justify-single-word="false"/>
      <style:text-properties officeooo:paragraph-rsid="0033db28"/>
    </style:style>
    <style:style style:name="P33" style:family="paragraph" style:parent-style-name="Standard" style:list-style-name="L10">
      <style:paragraph-properties fo:text-align="justify" style:justify-single-word="false"/>
      <style:text-properties officeooo:rsid="0034838d" officeooo:paragraph-rsid="0034838d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b 58%" style:text-underline-style="none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 officeooo:rsid="002e6f9f"/>
    </style:style>
    <style:style style:name="T8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style:text-underline-style="none" fo:font-weight="normal" officeooo:rsid="002cc4e6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text-underline-style="none" fo:font-weight="normal" officeooo:rsid="002e6f9f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2fedff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3388c1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none" fo:font-weight="normal" officeooo:rsid="00338e5a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none" fo:font-weight="normal" officeooo:rsid="0033db28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34838d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style:text-underline-style="none" fo:font-weight="bold" officeooo:rsid="00338e5a" style:font-size-asian="10.5pt" style:font-weight-asian="bold" style:font-size-complex="12pt" style:font-weight-complex="bold"/>
    </style:style>
    <style:style style:name="T17" style:family="text">
      <style:text-properties style:text-position="0% 100%" fo:font-size="12pt" style:text-underline-style="solid" style:text-underline-width="auto" style:text-underline-color="font-color" fo:font-weight="normal" officeooo:rsid="00338e5a" style:font-size-asian="10.5pt" style:font-weight-asian="normal" style:font-size-complex="12pt" style:font-weight-complex="normal"/>
    </style:style>
    <style:style style:name="T18" style:family="text">
      <style:text-properties officeooo:rsid="003483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9">npr. klik na ikono, vpis ukazne vrstice</text:p>
      <text:p text:style-name="P9">Zunanji dogodki</text:p>
      <text:list xml:id="list3678337819" text:style-name="L1">
        <text:list-item>
          <text:p text:style-name="P11">poskus vdora</text:p>
        </text:list-item>
        <text:list-item>
          <text:p text:style-name="P11">zahteva po komunikaciji</text:p>
        </text:list-item>
      </text:list>
      <text:p text:style-name="P9">Notranji dogodki</text:p>
      <text:list xml:id="list275108643" text:style-name="L2">
        <text:list-item>
          <text:p text:style-name="P12">deljenje z 0</text:p>
        </text:list-item>
        <text:list-item>
          <text:p text:style-name="P12">konec prenosa podatkov disk → glavni pomnilnik</text:p>
        </text:list-item>
        <text:list-item>
          <text:p text:style-name="P12">nedovoljen dostop do pomn. lokacije</text:p>
        </text:list-item>
      </text:list>
      <text:p text:style-name="P1">Prekinitvene zahteve</text:p>
      <text:p text:style-name="P5">Vrste prekinitve</text:p>
      <text:list xml:id="list1078403074" text:style-name="L3">
        <text:list-item>
          <text:p text:style-name="P13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13">programske – <text:span text:style-name="T1">sprozi jih tekoci proces</text:span></text:p>
          <text:list>
            <text:list-item>
              <text:p text:style-name="P14">past (deljenje z 0; nedovoljen ukaz…)</text:p>
            </text:list-item>
            <text:list-item>
              <text:p text:style-name="P14">sistemski klic</text:p>
            </text:list-item>
          </text:list>
        </text:list-item>
      </text:list>
      <text:p text:style-name="P3">V obeh primerih (a, b) bo CPE prekinil tekoc<text:span text:style-name="T2">e</text:span> opravil<text:span text:style-name="T2">o</text:span> in se posvetil dogodku</text:p>
      <text:p text:style-name="P4">Potek prekinitve</text:p>
      <text:p text:style-name="P15">Ko se pojavi STOJ!</text:p>
      <text:list xml:id="list2405464572" text:style-name="L4">
        <text:list-item>
          <text:p text:style-name="P16">CPE prekine tekoce opravilo</text:p>
        </text:list-item>
        <text:list-item>
          <text:p text:style-name="P16">izvede prekinitveni servisni program (PSP), s katerim se odzove na dogodek</text:p>
        </text:list-item>
        <text:list-item>
          <text:p text:style-name="P16">nadaljuje prekinjeno opravilo </text:p>
        </text:list-item>
      </text:list>
      <text:p text:style-name="P4">Izvedbe prekinitev</text:p>
      <text:list xml:id="list909938573" text:style-name="L5">
        <text:list-item>
          <text:p text:style-name="P17">programsko izprasevanje (polling)</text:p>
        </text:list-item>
        <text:list-item>
          <text:p text:style-name="P17">vektorsko prekinjanje</text:p>
        </text:list-item>
      </text:list>
      <text:p text:style-name="P7">Programsko izprasevanje</text:p>
      <text:p text:style-name="P8">ko se pojavi STOJ!</text:p>
      <text:list xml:id="list1986453080" text:style-name="L6">
        <text:list-item>
          <text:p text:style-name="P18">CPE prekine tekoce opravilo</text:p>
        </text:list-item>
        <text:list-item>
          <text:p text:style-name="P18">zazene se skupni PSP (interrupt handler), ki ugotovi, od kje je prisla prekinitvena zahteva</text:p>
        </text:list-item>
        <text:list-item>
          <text:p text:style-name="P18">potem se zazene ustrezni PSP</text:p>
        </text:list-item>
        <text:list-item>
          <text:p text:style-name="P18">nadaljuje se prekinjeno opravilo</text:p>
          <text:p text:style-name="P19">+ enostavnost</text:p>
          <text:p text:style-name="P19">- pocasnost</text:p>
        </text:list-item>
      </text:list>
      <text:p text:style-name="P6">Vektorsko prekinjanje</text:p>
      <text:list xml:id="list4143951316" text:style-name="L7">
        <text:list-item>
          <text:p text:style-name="P20">v gl. pomnilniku je prekinitveni vektor</text:p>
        </text:list-item>
        <text:list-item>
          <text:p text:style-name="P20">naprave (izvor) poslje se podatke za prek. vektor</text:p>
        </text:list-item>
        <text:list-item>
          <text:p text:style-name="P20">CPE prekine tekoe opravilo (shrani PC na sklad)</text:p>
        </text:list-item>
        <text:list-item>
          <text:p text:style-name="P21"><text:span text:style-name="T3">uporabi i da prebere A</text:span><text:span text:style-name="T4">i</text:span><text:span text:style-name="T6"> in ga vpise v PC</text:span><text:span text:style-name="T3"> </text:span></text:p>
        </text:list-item>
        <text:list-item>
          <text:p text:style-name="P21"><text:span text:style-name="T3">izvede PSP</text:span><text:span text:style-name="T4">i</text:span></text:p>
        </text:list-item>
        <text:list-item>
          <text:p text:style-name="P22">nadaljuje preninjeno delo (s sklada vzame PC, … in restavrira stanje procesorja ob prekinitvi)</text:p>
        </text:list-item>
      </text:list>
      <text:p text:style-name="P27">Prekinjanje prekinitev</text:p>
      <text:list xml:id="list3286580088" text:style-name="L8">
        <text:list-item>
          <text:p text:style-name="P28"><text:span text:style-name="T9">Vecinoma se PSP lahko zopet prekine </text:span><text:span text:style-name="T10">(gnezdene prekinitve)</text:span></text:p>
        </text:list-item>
        <text:list-item>
          <text:p text:style-name="P29"><text:span text:style-name="T10">t</text:span><text:span text:style-name="T8">u se uporabljajo prioritete prekinitvenih zahtev</text:span></text:p>
        </text:list-item>
        <text:list-item>
          <text:p text:style-name="P29"><text:span text:style-name="T8">tako pre</text:span><text:span text:style-name="T11">k</text:span><text:span text:style-name="T8">injanje lahko prinasa nevarnosti, ki se jih moramo zavedati</text:span></text:p>
          <text:p text:style-name="P23">+ vecja prilagodljivost</text:p>
          <text:p text:style-name="P23">- potrebna pozornost pri programiranju</text:p>
        </text:list-item>
      </text:list>
      <text:p text:style-name="P24">Brez gnezdenih prekinitev</text:p>
      <text:list xml:id="list2015588023" text:style-name="L9">
        <text:list-item>
          <text:p text:style-name="P30"><text:span text:style-name="T8">obicajno enostavnejse </text:span><text:span text:style-name="T12">naprave</text:span></text:p>
        </text:list-item>
      </text:list>
      <text:p text:style-name="P25"/>
      <text:p text:style-name="P10"><text:span text:style-name="T7">V</text:span><text:span text:style-name="T5">hod in izhod racunalniskega sistema</text:span></text:p>
      <text:list xml:id="list4188832661" text:style-name="L10">
        <text:list-item>
          <text:p text:style-name="P31"><text:span text:style-name="T17">V/I sistem</text:span><text:span text:style-name="T16"> </text:span><text:span text:style-name="T13">= V/I naprave + krmilniki, ki skrbijo za te naprave + programi za V/I operacije</text:span></text:p>
        </text:list-item>
        <text:list-item>
          <text:p text:style-name="P32"><text:span text:style-name="T14">Krmilnik: skrbi za podrobnosti pri prenosu podatkov med V/I in svojim pomnilnikom (npr. opazuje stanje V/I naprave, </text:span><text:span text:style-name="T15">popravlja napake pri prenosu</text:span><text:span text:style-name="T14">)</text:span></text:p>
        </text:list-item>
        <text:list-item>
          <text:p text:style-name="P33"><text:span text:style-name="T14">r</text:span><text:span text:style-name="T8">egistri</text:span></text:p>
          <text:list>
            <text:list-item>
              <text:p text:style-name="P33"><text:span text:style-name="T8">statusni registri (stanje V/I naprave)</text:span></text:p>
            </text:list-item>
            <text:list-item>
              <text:p text:style-name="P33"><text:span text:style-name="T8">ukazni register (ukaz, ki naj ga izvede)</text:span></text:p>
            </text:list-item>
            <text:list-item>
              <text:p text:style-name="P33"><text:span text:style-name="T8">podatkovni register/pomnilnik</text:span></text:p>
            </text:list-item>
          </text:list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1:11:20.279583356</dc:date>
    <meta:editing-duration>PT38M3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2" meta:paragraph-count="54" meta:word-count="331" meta:character-count="2019" meta:non-whitespace-character-count="1776"/>
  </office:meta>
</office:document-meta>
</file>